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 fo:keep-with-next="always"/>
    </style:style>
    <style:style style:name="Tabelle1.A" style:family="table-column">
      <style:table-column-properties style:column-width="2.69cm" style:rel-column-width="10369*"/>
    </style:style>
    <style:style style:name="Tabelle1.B" style:family="table-column">
      <style:table-column-properties style:column-width="1.61cm" style:rel-column-width="6208*"/>
    </style:style>
    <style:style style:name="Tabelle1.C" style:family="table-column">
      <style:table-column-properties style:column-width="8.511cm" style:rel-column-width="32808*"/>
    </style:style>
    <style:style style:name="Tabelle1.D" style:family="table-column">
      <style:table-column-properties style:column-width="4.189cm" style:rel-column-width="16150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 fo:keep-with-next="always"/>
    </style:style>
    <style:style style:name="Tabelle3.A" style:family="table-column">
      <style:table-column-properties style:column-width="13.097cm" style:rel-column-width="50487*"/>
    </style:style>
    <style:style style:name="Tabelle3.B" style:family="table-column">
      <style:table-column-properties style:column-width="3.903cm" style:rel-column-width="1504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2482c" officeooo:paragraph-rsid="0002482c"/>
    </style:style>
    <style:style style:name="P2" style:family="paragraph" style:parent-style-name="Table_20_Contents">
      <style:paragraph-properties fo:text-align="end" style:justify-single-word="false"/>
      <style:text-properties officeooo:rsid="0002482c" officeooo:paragraph-rsid="0002482c"/>
    </style:style>
    <style:style style:name="P3" style:family="paragraph" style:parent-style-name="Table_20_Contents">
      <style:text-properties officeooo:rsid="0005a0f7" officeooo:paragraph-rsid="0005a0f7"/>
    </style:style>
    <style:style style:name="P4" style:family="paragraph" style:parent-style-name="Table_20_Contents">
      <style:text-properties officeooo:rsid="002b5e68" officeooo:paragraph-rsid="002b5e68"/>
    </style:style>
    <style:style style:name="P5" style:family="paragraph" style:parent-style-name="Table_20_Contents">
      <style:text-properties officeooo:rsid="002d3944" officeooo:paragraph-rsid="002d3944"/>
    </style:style>
    <style:style style:name="P6" style:family="paragraph" style:parent-style-name="Table_20_Contents">
      <style:text-properties officeooo:paragraph-rsid="003acc94"/>
    </style:style>
    <style:style style:name="P7" style:family="paragraph" style:parent-style-name="Table_20_Contents">
      <style:text-properties officeooo:rsid="003b329c" officeooo:paragraph-rsid="003b329c"/>
    </style:style>
    <style:style style:name="P8" style:family="paragraph" style:parent-style-name="Table">
      <style:text-properties fo:font-size="6pt" style:font-size-asian="5.25pt" style:font-size-complex="6pt"/>
    </style:style>
    <style:style style:name="P9" style:family="paragraph" style:parent-style-name="Table">
      <style:text-properties officeooo:rsid="0005a0f7"/>
    </style:style>
    <style:style style:name="P10" style:family="paragraph" style:parent-style-name="Table">
      <style:text-properties officeooo:rsid="00254b45" officeooo:paragraph-rsid="00376ae4"/>
    </style:style>
    <style:style style:name="P11" style:family="paragraph" style:parent-style-name="Footer">
      <style:text-properties officeooo:rsid="00042183" officeooo:paragraph-rsid="00042183"/>
    </style:style>
    <style:style style:name="P12" style:family="paragraph" style:parent-style-name="Text_20_body">
      <style:text-properties officeooo:rsid="0008fc5d" officeooo:paragraph-rsid="002b5e68"/>
    </style:style>
    <style:style style:name="P13" style:family="paragraph" style:parent-style-name="Text_20_body">
      <style:text-properties officeooo:rsid="0008fc5d" officeooo:paragraph-rsid="000a1d82"/>
    </style:style>
    <style:style style:name="P14" style:family="paragraph" style:parent-style-name="Text_20_body">
      <style:text-properties officeooo:rsid="0019c44f" officeooo:paragraph-rsid="0019c44f"/>
    </style:style>
    <style:style style:name="P15" style:family="paragraph" style:parent-style-name="Text_20_body">
      <style:paragraph-properties fo:text-align="center" style:justify-single-word="false"/>
      <style:text-properties officeooo:rsid="00042183" officeooo:paragraph-rsid="00042183"/>
    </style:style>
    <style:style style:name="P16" style:family="paragraph" style:parent-style-name="Text_20_body">
      <style:text-properties officeooo:rsid="0005a0f7" officeooo:paragraph-rsid="0005a0f7"/>
    </style:style>
    <style:style style:name="P17" style:family="paragraph" style:parent-style-name="Text_20_body">
      <style:text-properties officeooo:rsid="0107ff72" officeooo:paragraph-rsid="00086784"/>
    </style:style>
    <style:style style:name="P18" style:family="paragraph" style:parent-style-name="Text_20_body">
      <style:text-properties officeooo:rsid="0108ec9f" officeooo:paragraph-rsid="00086784"/>
    </style:style>
    <style:style style:name="P19" style:family="paragraph" style:parent-style-name="Text_20_body">
      <style:text-properties officeooo:rsid="000afe7d" officeooo:paragraph-rsid="002b5e68"/>
    </style:style>
    <style:style style:name="P20" style:family="paragraph" style:parent-style-name="Text_20_body">
      <style:text-properties officeooo:rsid="000afe7d" officeooo:paragraph-rsid="00402489"/>
    </style:style>
    <style:style style:name="P21" style:family="paragraph" style:parent-style-name="Text_20_body">
      <style:text-properties officeooo:rsid="000cf2ed" officeooo:paragraph-rsid="000cf2ed"/>
    </style:style>
    <style:style style:name="P22" style:family="paragraph" style:parent-style-name="Text_20_body">
      <style:text-properties officeooo:rsid="000cf2ed" officeooo:paragraph-rsid="0041fdc2"/>
    </style:style>
    <style:style style:name="P23" style:family="paragraph" style:parent-style-name="Text_20_body">
      <style:text-properties officeooo:rsid="00143cbb" officeooo:paragraph-rsid="00143cbb"/>
    </style:style>
    <style:style style:name="P24" style:family="paragraph" style:parent-style-name="Text_20_body">
      <style:text-properties officeooo:rsid="00112bcc" officeooo:paragraph-rsid="00112bcc"/>
    </style:style>
    <style:style style:name="P25" style:family="paragraph" style:parent-style-name="Text_20_body">
      <style:text-properties officeooo:rsid="0018e8a1" officeooo:paragraph-rsid="0018e8a1"/>
    </style:style>
    <style:style style:name="P26" style:family="paragraph" style:parent-style-name="Text_20_body">
      <style:text-properties officeooo:rsid="00186dce" officeooo:paragraph-rsid="001b1286"/>
    </style:style>
    <style:style style:name="P27" style:family="paragraph" style:parent-style-name="Text_20_body">
      <style:text-properties officeooo:rsid="0019d8f6" officeooo:paragraph-rsid="0019d8f6"/>
    </style:style>
    <style:style style:name="P28" style:family="paragraph" style:parent-style-name="Text_20_body">
      <style:text-properties officeooo:rsid="001b1286" officeooo:paragraph-rsid="001b1286"/>
    </style:style>
    <style:style style:name="P29" style:family="paragraph" style:parent-style-name="Text_20_body">
      <style:text-properties officeooo:rsid="001cf298" officeooo:paragraph-rsid="001cf298"/>
    </style:style>
    <style:style style:name="P30" style:family="paragraph" style:parent-style-name="Text_20_body">
      <style:text-properties officeooo:rsid="001e55d5" officeooo:paragraph-rsid="001e55d5"/>
    </style:style>
    <style:style style:name="P31" style:family="paragraph" style:parent-style-name="Text_20_body">
      <style:text-properties officeooo:rsid="00201ffd" officeooo:paragraph-rsid="00201ffd"/>
    </style:style>
    <style:style style:name="P32" style:family="paragraph" style:parent-style-name="Text_20_body">
      <style:text-properties officeooo:rsid="00219bf2" officeooo:paragraph-rsid="00219bf2"/>
    </style:style>
    <style:style style:name="P33" style:family="paragraph" style:parent-style-name="Text_20_body">
      <style:text-properties officeooo:rsid="00219bf2" officeooo:paragraph-rsid="004b03c2"/>
    </style:style>
    <style:style style:name="P34" style:family="paragraph" style:parent-style-name="Text_20_body">
      <style:text-properties officeooo:rsid="0023f341" officeooo:paragraph-rsid="0023f341"/>
    </style:style>
    <style:style style:name="P35" style:family="paragraph" style:parent-style-name="Text_20_body">
      <style:text-properties officeooo:rsid="00086784" officeooo:paragraph-rsid="00280ba1"/>
    </style:style>
    <style:style style:name="P36" style:family="paragraph" style:parent-style-name="Text_20_body">
      <style:text-properties officeooo:rsid="00376ae4" officeooo:paragraph-rsid="00376ae4"/>
    </style:style>
    <style:style style:name="P37" style:family="paragraph" style:parent-style-name="Text_20_body">
      <style:text-properties officeooo:rsid="00381cac" officeooo:paragraph-rsid="00381cac"/>
    </style:style>
    <style:style style:name="P38" style:family="paragraph" style:parent-style-name="Text_20_body">
      <style:text-properties officeooo:rsid="003c502c" officeooo:paragraph-rsid="003c502c" fo:background-color="transparent"/>
    </style:style>
    <style:style style:name="P39" style:family="paragraph" style:parent-style-name="Text_20_body">
      <style:text-properties officeooo:rsid="000e07c3" officeooo:paragraph-rsid="000e07c3"/>
    </style:style>
    <style:style style:name="P40" style:family="paragraph" style:parent-style-name="Text_20_body">
      <style:text-properties officeooo:rsid="00402489" officeooo:paragraph-rsid="00402489"/>
    </style:style>
    <style:style style:name="P41" style:family="paragraph" style:parent-style-name="Text_20_body">
      <style:text-properties officeooo:rsid="0009471c" officeooo:paragraph-rsid="0009471c"/>
    </style:style>
    <style:style style:name="P42" style:family="paragraph" style:parent-style-name="Text_20_body">
      <style:text-properties officeooo:rsid="0042b4bd" officeooo:paragraph-rsid="00457598"/>
    </style:style>
    <style:style style:name="P43" style:family="paragraph" style:parent-style-name="Text_20_body">
      <style:text-properties officeooo:rsid="002a370c" officeooo:paragraph-rsid="0048ec4b"/>
    </style:style>
    <style:style style:name="P44" style:family="paragraph" style:parent-style-name="Text_20_body">
      <style:text-properties officeooo:rsid="002a370c" officeooo:paragraph-rsid="004b6c42"/>
    </style:style>
    <style:style style:name="P45" style:family="paragraph" style:parent-style-name="Text_20_body">
      <style:text-properties officeooo:rsid="000fc42d" officeooo:paragraph-rsid="0050fbf7"/>
    </style:style>
    <style:style style:name="P46" style:family="paragraph" style:parent-style-name="Standard">
      <style:paragraph-properties fo:text-align="center" style:justify-single-word="false"/>
    </style:style>
    <style:style style:name="P47" style:family="paragraph" style:parent-style-name="Title">
      <style:text-properties style:use-window-font-color="true"/>
    </style:style>
    <style:style style:name="P48" style:family="paragraph" style:parent-style-name="Title">
      <style:text-properties officeooo:rsid="00086784" officeooo:paragraph-rsid="00086784"/>
    </style:style>
    <style:style style:name="P49" style:family="paragraph" style:parent-style-name="Table_20_Heading">
      <style:text-properties officeooo:rsid="0005a0f7" officeooo:paragraph-rsid="0005a0f7"/>
    </style:style>
    <style:style style:name="P50" style:family="paragraph" style:parent-style-name="Standard" style:list-style-name="L1">
      <style:text-properties officeooo:paragraph-rsid="00086784"/>
    </style:style>
    <style:style style:name="P51" style:family="paragraph" style:parent-style-name="Standard" style:list-style-name="L1">
      <style:text-properties officeooo:rsid="00219bf2" officeooo:paragraph-rsid="00219bf2"/>
    </style:style>
    <style:style style:name="P52" style:family="paragraph" style:parent-style-name="Text_20_body" style:list-style-name="L1">
      <style:text-properties officeooo:rsid="004b03c2" officeooo:paragraph-rsid="004b03c2"/>
    </style:style>
    <style:style style:name="P53" style:family="paragraph" style:parent-style-name="Text_20_body" style:list-style-name="L2">
      <style:text-properties officeooo:rsid="00437fd7" officeooo:paragraph-rsid="00457598"/>
    </style:style>
    <style:style style:name="P54" style:family="paragraph" style:parent-style-name="Text_20_body" style:list-style-name="L2">
      <style:text-properties officeooo:rsid="00472695" officeooo:paragraph-rsid="00472695"/>
    </style:style>
    <style:style style:name="P55" style:family="paragraph" style:parent-style-name="Heading_20_1">
      <style:text-properties officeooo:rsid="0005a0f7" officeooo:paragraph-rsid="0005a0f7"/>
    </style:style>
    <style:style style:name="P56" style:family="paragraph" style:parent-style-name="Heading_20_1">
      <style:text-properties officeooo:rsid="00086784" officeooo:paragraph-rsid="00086784"/>
    </style:style>
    <style:style style:name="P57" style:family="paragraph" style:parent-style-name="Heading_20_1">
      <style:paragraph-properties fo:margin-left="0cm" fo:margin-right="0cm" fo:text-indent="-0.762cm" style:auto-text-indent="false" fo:break-before="page"/>
      <style:text-properties officeooo:paragraph-rsid="0005a0f7"/>
    </style:style>
    <style:style style:name="P58" style:family="paragraph" style:parent-style-name="Heading_20_1">
      <style:paragraph-properties fo:break-before="page"/>
      <style:text-properties officeooo:rsid="0005a0f7" officeooo:paragraph-rsid="0005a0f7"/>
    </style:style>
    <style:style style:name="P59" style:family="paragraph" style:parent-style-name="Table_20_Contents">
      <style:text-properties officeooo:rsid="005308db" officeooo:paragraph-rsid="005308db"/>
    </style:style>
    <style:style style:name="P60" style:family="paragraph" style:parent-style-name="Heading_20_2">
      <style:text-properties officeooo:rsid="0005a0f7" officeooo:paragraph-rsid="0005a0f7"/>
    </style:style>
    <style:style style:name="P61" style:family="paragraph" style:parent-style-name="Heading_20_2">
      <style:text-properties officeooo:rsid="00086784" officeooo:paragraph-rsid="00086784"/>
    </style:style>
    <style:style style:name="P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2b5e68"/>
    </style:style>
    <style:style style:name="T2" style:family="text">
      <style:text-properties officeooo:rsid="00186dce"/>
    </style:style>
    <style:style style:name="T3" style:family="text">
      <style:text-properties officeooo:rsid="00219bf2"/>
    </style:style>
    <style:style style:name="T4" style:family="text">
      <style:text-properties officeooo:rsid="00086784"/>
    </style:style>
    <style:style style:name="T5" style:family="text">
      <style:text-properties officeooo:rsid="000a1d82"/>
    </style:style>
    <style:style style:name="T6" style:family="text">
      <style:text-properties fo:font-style="italic" style:text-underline-style="solid" style:text-underline-width="auto" style:text-underline-color="font-color" officeooo:rsid="004db8ed" style:font-style-asian="italic" style:font-style-complex="italic"/>
    </style:style>
    <style:style style:name="T7" style:family="text">
      <style:text-properties fo:font-style="italic" officeooo:rsid="004db8ed" style:font-style-asian="italic" style:font-style-complex="italic"/>
    </style:style>
    <style:style style:name="T8" style:family="text">
      <style:text-properties officeooo:rsid="000da90d"/>
    </style:style>
    <style:style style:name="T9" style:family="text">
      <style:text-properties officeooo:rsid="0013e843"/>
    </style:style>
    <style:style style:name="T10" style:family="text">
      <style:text-properties officeooo:rsid="00158c41"/>
    </style:style>
    <style:style style:name="T11" style:family="text">
      <style:text-properties officeooo:rsid="0017753e"/>
    </style:style>
    <style:style style:name="T12" style:family="text">
      <style:text-properties officeooo:rsid="0019d8f6"/>
    </style:style>
    <style:style style:name="T13" style:family="text">
      <style:text-properties officeooo:rsid="001b1286"/>
    </style:style>
    <style:style style:name="T14" style:family="text">
      <style:text-properties officeooo:rsid="001cf298"/>
    </style:style>
    <style:style style:name="T15" style:family="text">
      <style:text-properties officeooo:rsid="001fb9e6"/>
    </style:style>
    <style:style style:name="T16" style:family="text">
      <style:text-properties officeooo:rsid="0022ff95"/>
    </style:style>
    <style:style style:name="T17" style:family="text">
      <style:text-properties officeooo:rsid="0026eb45"/>
    </style:style>
    <style:style style:name="T18" style:family="text">
      <style:text-properties officeooo:rsid="002933ab"/>
    </style:style>
    <style:style style:name="T19" style:family="text">
      <style:text-properties officeooo:rsid="00376ae4"/>
    </style:style>
    <style:style style:name="T20" style:family="text">
      <style:text-properties officeooo:rsid="003acc94"/>
    </style:style>
    <style:style style:name="T21" style:family="text">
      <style:text-properties officeooo:rsid="003b329c"/>
    </style:style>
    <style:style style:name="T22" style:family="text">
      <style:text-properties officeooo:rsid="00402489"/>
    </style:style>
    <style:style style:name="T23" style:family="text">
      <style:text-properties officeooo:rsid="0041fdc2"/>
    </style:style>
    <style:style style:name="T24" style:family="text">
      <style:text-properties officeooo:rsid="00437fd7"/>
    </style:style>
    <style:style style:name="T25" style:family="text">
      <style:text-properties officeooo:rsid="0043cb38"/>
    </style:style>
    <style:style style:name="T26" style:family="text">
      <style:text-properties officeooo:rsid="0048ec4b"/>
    </style:style>
    <style:style style:name="T27" style:family="text">
      <style:text-properties officeooo:rsid="00495c04"/>
    </style:style>
    <style:style style:name="T28" style:family="text">
      <style:text-properties officeooo:rsid="004b03c2"/>
    </style:style>
    <style:style style:name="T29" style:family="text">
      <style:text-properties officeooo:rsid="004d68fb"/>
    </style:style>
    <style:style style:name="T30" style:family="text">
      <style:text-properties officeooo:rsid="004db8ed"/>
    </style:style>
    <style:style style:name="T31" style:family="text">
      <style:text-properties officeooo:rsid="0050fbf7"/>
    </style:style>
    <style:style style:name="T32" style:family="text">
      <style:text-properties officeooo:rsid="005308db"/>
    </style:style>
    <style:style style:name="T33" style:family="text">
      <style:text-properties officeooo:rsid="0053b871"/>
    </style:style>
    <style:style style:name="T34" style:family="text">
      <style:text-properties officeooo:rsid="005585fb"/>
    </style:style>
    <style:style style:name="T35" style:family="text">
      <style:text-properties officeooo:rsid="0057567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SVM Schüler-Verwaltung Metzenthin</text:p>
      <text:p text:style-name="P15"/>
      <text:p text:style-name="P48">Testkonzept</text:p>
      <text:p text:style-name="P15"/>
      <text:p text:style-name="P15"/>
      <text:p text:style-name="P15">Martin Schraner</text:p>
      <text:p text:style-name="P15">Hans Stamm</text:p>
      <text:h text:style-name="P57" text:outline-level="1" text:is-list-header="true"><text:bookmark-start text:name="__RefHeading__620_1351969843"/>Änderungsgeschichte<text:bookmark-end text:name="__RefHeading__620_1351969843"/></text:h>
      <text:p text:style-name="P16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49">Datum</text:p>
          </table:table-cell>
          <table:table-cell table:style-name="Tabelle1.A1" office:value-type="string">
            <text:p text:style-name="P49">Version</text:p>
          </table:table-cell>
          <table:table-cell table:style-name="Tabelle1.A1" office:value-type="string">
            <text:p text:style-name="P49">Änderung</text:p>
          </table:table-cell>
          <table:table-cell table:style-name="Tabelle1.D1" office:value-type="string">
            <text:p text:style-name="P49">Autor</text:p>
          </table:table-cell>
        </table:table-row>
        <table:table-row>
          <table:table-cell table:style-name="Tabelle1.A2" office:value-type="string">
            <text:p text:style-name="P3"><text:span text:style-name="T4">16</text:span>.06.2015</text:p>
          </table:table-cell>
          <table:table-cell table:style-name="Tabelle1.A2" office:value-type="string">
            <text:p text:style-name="P3">0.10</text:p>
          </table:table-cell>
          <table:table-cell table:style-name="Tabelle1.A2" office:value-type="string">
            <text:p text:style-name="P3">Erstellung</text:p>
          </table:table-cell>
          <table:table-cell table:style-name="Tabelle1.D2" office:value-type="string">
            <text:p text:style-name="P3">Hans Stamm</text:p>
          </table:table-cell>
        </table:table-row>
        <table:table-row>
          <table:table-cell table:style-name="Tabelle1.A2" office:value-type="string">
            <text:p text:style-name="P4">04.07.2015</text:p>
          </table:table-cell>
          <table:table-cell table:style-name="Tabelle1.A2" office:value-type="string">
            <text:p text:style-name="P4">0.11</text:p>
          </table:table-cell>
          <table:table-cell table:style-name="Tabelle1.A2" office:value-type="string">
            <text:p text:style-name="P4">Ergänzung Strategie</text:p>
          </table:table-cell>
          <table:table-cell table:style-name="Tabelle1.D2" office:value-type="string">
            <text:p text:style-name="P4">Hans Stamm</text:p>
          </table:table-cell>
        </table:table-row>
        <table:table-row>
          <table:table-cell table:style-name="Tabelle1.A2" office:value-type="string">
            <text:p text:style-name="P5">13.08.2015</text:p>
          </table:table-cell>
          <table:table-cell table:style-name="Tabelle1.A2" office:value-type="string">
            <text:p text:style-name="P5">0.9</text:p>
          </table:table-cell>
          <table:table-cell table:style-name="Tabelle1.A2" office:value-type="string">
            <text:p text:style-name="P5">Reviewbereit</text:p>
          </table:table-cell>
          <table:table-cell table:style-name="Tabelle1.D2" office:value-type="string">
            <text:p text:style-name="P5">Hans Stamm / Martin Schraner</text:p>
          </table:table-cell>
        </table:table-row>
        <table:table-row>
          <table:table-cell table:style-name="Tabelle1.A2" office:value-type="string">
            <text:p text:style-name="P59">23.08.2015</text:p>
          </table:table-cell>
          <table:table-cell table:style-name="Tabelle1.A2" office:value-type="string">
            <text:p text:style-name="P59">1.00</text:p>
          </table:table-cell>
          <table:table-cell table:style-name="Tabelle1.A2" office:value-type="string">
            <text:p text:style-name="P59">Finale Version</text:p>
          </table:table-cell>
          <table:table-cell table:style-name="Tabelle1.D2" office:value-type="string">
            <text:p text:style-name="P59">Hans Stamm / Martin Schraner</text:p>
          </table:table-cell>
        </table:table-row>
      </table:table>
      <text:p text:style-name="P9"/>
      <text:p text:style-name="P9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2"><text:a xlink:type="simple" xlink:href="#__RefHeading__620_1351969843" text:style-name="Index_20_Link" text:visited-style-name="Index_20_Link"><text:s/>Änderungsgeschichte<text:tab/>2</text:a></text:p>
          <text:p text:style-name="P62"><text:a xlink:type="simple" xlink:href="#__RefHeading__586_1351969843" text:style-name="Index_20_Link" text:visited-style-name="Index_20_Link">1 Einführung<text:tab/>4</text:a></text:p>
          <text:p text:style-name="P63"><text:a xlink:type="simple" xlink:href="#__RefHeading__588_1351969843" text:style-name="Index_20_Link" text:visited-style-name="Index_20_Link">1.1 Zweck und Abgrenzung<text:tab/>4</text:a></text:p>
          <text:p text:style-name="P63"><text:a xlink:type="simple" xlink:href="#__RefHeading__590_1351969843" text:style-name="Index_20_Link" text:visited-style-name="Index_20_Link">1.2 Gültigkeitsbereich<text:tab/>4</text:a></text:p>
          <text:p text:style-name="P63"><text:a xlink:type="simple" xlink:href="#__RefHeading__592_1351969843" text:style-name="Index_20_Link" text:visited-style-name="Index_20_Link">1.3 Referenzdokumente<text:tab/>4</text:a></text:p>
          <text:p text:style-name="P62"><text:a xlink:type="simple" xlink:href="#__RefHeading__596_1351969843" text:style-name="Index_20_Link" text:visited-style-name="Index_20_Link">2 Systemübersicht<text:tab/>4</text:a></text:p>
          <text:p text:style-name="P62"><text:a xlink:type="simple" xlink:href="#__RefHeading__598_1351969843" text:style-name="Index_20_Link" text:visited-style-name="Index_20_Link">3 Risikoanalyse<text:tab/>4</text:a></text:p>
          <text:p text:style-name="P63"><text:a xlink:type="simple" xlink:href="#__RefHeading__336_1769537256" text:style-name="Index_20_Link" text:visited-style-name="Index_20_Link">3.1 Risiken<text:tab/>4</text:a></text:p>
          <text:p text:style-name="P63"><text:a xlink:type="simple" xlink:href="#__RefHeading__340_1769537256" text:style-name="Index_20_Link" text:visited-style-name="Index_20_Link">3.2 Produktstruktur und Risiken<text:tab/>5</text:a></text:p>
          <text:p text:style-name="P62"><text:a xlink:type="simple" xlink:href="#__RefHeading__600_1351969843" text:style-name="Index_20_Link" text:visited-style-name="Index_20_Link">4 Strategie<text:tab/>5</text:a></text:p>
          <text:p text:style-name="P63"><text:a xlink:type="simple" xlink:href="#__RefHeading__342_1769537256" text:style-name="Index_20_Link" text:visited-style-name="Index_20_Link">4.1 Für Reviews<text:tab/>5</text:a></text:p>
          <text:p text:style-name="P63"><text:a xlink:type="simple" xlink:href="#__RefHeading__344_1769537256" text:style-name="Index_20_Link" text:visited-style-name="Index_20_Link">4.2 Für Integration<text:tab/>5</text:a></text:p>
          <text:p text:style-name="P63"><text:a xlink:type="simple" xlink:href="#__RefHeading__346_1769537256" text:style-name="Index_20_Link" text:visited-style-name="Index_20_Link">4.3 Für Tests<text:tab/>6</text:a></text:p>
          <text:p text:style-name="P62"><text:a xlink:type="simple" xlink:href="#__RefHeading__612_1351969843" text:style-name="Index_20_Link" text:visited-style-name="Index_20_Link">5 Prüfungen<text:tab/>7</text:a></text:p>
          <text:p text:style-name="P63"><text:a xlink:type="simple" xlink:href="#__RefHeading__348_1769537256" text:style-name="Index_20_Link" text:visited-style-name="Index_20_Link">5.1 Prüfgegenstände<text:tab/>7</text:a></text:p>
          <text:p text:style-name="P63"><text:a xlink:type="simple" xlink:href="#__RefHeading__350_1769537256" text:style-name="Index_20_Link" text:visited-style-name="Index_20_Link">5.2 Prüfverfahren und Prüfdimensionen<text:tab/>7</text:a></text:p>
          <text:p text:style-name="P63"><text:a xlink:type="simple" xlink:href="#__RefHeading__352_1769537256" text:style-name="Index_20_Link" text:visited-style-name="Index_20_Link">5.3 Abdeckungsgrade<text:tab/>7</text:a></text:p>
          <text:p text:style-name="P63"><text:a xlink:type="simple" xlink:href="#__RefHeading__354_1769537256" text:style-name="Index_20_Link" text:visited-style-name="Index_20_Link">5.4 Abnahmekriterien<text:tab/>8</text:a></text:p>
          <text:p text:style-name="P62"><text:a xlink:type="simple" xlink:href="#__RefHeading__614_1351969843" text:style-name="Index_20_Link" text:visited-style-name="Index_20_Link">6 Testinfrastruktur<text:tab/>8</text:a></text:p>
          <text:p text:style-name="P63"><text:a xlink:type="simple" xlink:href="#__RefHeading__356_1769537256" text:style-name="Index_20_Link" text:visited-style-name="Index_20_Link">6.1 Grundsätzliche Überlegungen<text:tab/>8</text:a></text:p>
          <text:p text:style-name="P63"><text:a xlink:type="simple" xlink:href="#__RefHeading__358_1769537256" text:style-name="Index_20_Link" text:visited-style-name="Index_20_Link">6.2 Testumgebungen, Testgeschirr<text:tab/>8</text:a></text:p>
          <text:p text:style-name="P63"><text:a xlink:type="simple" xlink:href="#__RefHeading__360_1769537256" text:style-name="Index_20_Link" text:visited-style-name="Index_20_Link">6.3 Anforderungen an Testmittel<text:tab/>8</text:a></text:p>
          <text:p text:style-name="P63"><text:a xlink:type="simple" xlink:href="#__RefHeading__362_1769537256" text:style-name="Index_20_Link" text:visited-style-name="Index_20_Link">6.4 Anforderungen an Testdaten<text:tab/>9</text:a></text:p>
          <text:p text:style-name="P62"><text:a xlink:type="simple" xlink:href="#__RefHeading__616_1351969843" text:style-name="Index_20_Link" text:visited-style-name="Index_20_Link">7 Testnachweise<text:tab/>9</text:a></text:p>
          <text:p text:style-name="P63"><text:a xlink:type="simple" xlink:href="#__RefHeading__364_1769537256" text:style-name="Index_20_Link" text:visited-style-name="Index_20_Link">7.1 Dokumente<text:tab/>9</text:a></text:p>
          <text:p text:style-name="P63"><text:soft-page-break/><text:a xlink:type="simple" xlink:href="#__RefHeading__366_1769537256" text:style-name="Index_20_Link" text:visited-style-name="Index_20_Link">7.2 Metriken<text:tab/>9</text:a></text:p>
          <text:p text:style-name="P62"><text:a xlink:type="simple" xlink:href="#__RefHeading__618_1351969843" text:style-name="Index_20_Link" text:visited-style-name="Index_20_Link">8 Prozesse<text:tab/>9</text:a></text:p>
          <text:p text:style-name="P63"><text:a xlink:type="simple" xlink:href="#__RefHeading__368_1769537256" text:style-name="Index_20_Link" text:visited-style-name="Index_20_Link">8.1 Reviews<text:tab/>9</text:a></text:p>
          <text:p text:style-name="P63"><text:a xlink:type="simple" xlink:href="#__RefHeading__372_1769537256" text:style-name="Index_20_Link" text:visited-style-name="Index_20_Link">8.2 Fehler erfassen und verfolgen<text:tab/>9</text:a></text:p>
        </text:index-body>
      </text:table-of-content>
      <text:p text:style-name="P16"/>
      <text:h text:style-name="P58" text:outline-level="1" text:restart-numbering="true" text:start-value="-1"><text:bookmark-start text:name="__RefHeading__586_1351969843"/>Einführung<text:bookmark-end text:name="__RefHeading__586_1351969843"/></text:h>
      <text:h text:style-name="P60" text:outline-level="2"><text:bookmark-start text:name="__RefHeading__588_1351969843"/>Zweck <text:span text:style-name="T4">und Abgrenzung</text:span><text:bookmark-end text:name="__RefHeading__588_1351969843"/></text:h>
      <text:p text:style-name="P18">Dieses Dokument gibt einen Überblick über das Testen der zu entwickelnden Software SVM (Schüler-Verwaltung Metzenthin).</text:p>
      <text:h text:style-name="P60" text:outline-level="2"><text:bookmark-start text:name="__RefHeading__590_1351969843"/>Gültigkeitsbereich<text:bookmark-end text:name="__RefHeading__590_1351969843"/></text:h>
      <text:p text:style-name="Text_20_body">Die Gültigkeit dieses <text:span text:style-name="T32">Testkonzepts</text:span> erstreckt sich über das 4. Semester des MAS-SE 2013 Lehrgangs von Ende März bis Ende August 2015.</text:p>
      <text:h text:style-name="P60" text:outline-level="2"><text:bookmark-start text:name="__RefHeading__592_1351969843"/>Referenz<text:span text:style-name="T4">dokumente</text:span><text:bookmark-end text:name="__RefHeading__592_1351969843"/></text:h>
      <text:p text:style-name="P17">Nachfolgend werden die Dokumente aufgeführt, welche von diesem Dokument referenziert werden.</text:p>
      <text:list xml:id="list446160274876452999" text:style-name="L1">
        <text:list-item>
          <text:p text:style-name="P50"><text:span text:style-name="T3">doc/01_Projektplant/</text:span>SVM_Projektplan</text:p>
        </text:list-item>
        <text:list-item>
          <text:p text:style-name="P50"><text:span text:style-name="T3">doc/12_Analyse/</text:span>SVM_<text:span text:style-name="T4">Anforderungsspezifikation</text:span></text:p>
        </text:list-item>
        <text:list-item>
          <text:p text:style-name="P51">doc/14_Qualitaetsmanagement/SVM_Iterationsassessment</text:p>
        </text:list-item>
        <text:list-item>
          <text:p text:style-name="P52">doc/14_Qualitaetsmanagement/SVM_Incidents</text:p>
        </text:list-item>
      </text:list>
      <text:h text:style-name="P55" text:outline-level="1"><text:bookmark-start text:name="__RefHeading__596_1351969843"/>Systemübersicht<text:bookmark-end text:name="__RefHeading__596_1351969843"/></text:h>
      <text:p text:style-name="P35">Eine Übersicht über das System ist in Kapitel 2 des Dokuments <text:span text:style-name="T3">doc/12_Analyse/</text:span>SVM_Anforderungsspezifikation zu finden.</text:p>
      <text:h text:style-name="P56" text:outline-level="1"><text:bookmark-start text:name="__RefHeading__598_1351969843"/>Risikoanalyse<text:bookmark-end text:name="__RefHeading__598_1351969843"/></text:h>
      <text:p text:style-name="P38">In diesem Kapitel werden die Risiken, die den Erfolg des Projekts aus Testsicht gefährden können, festgehalten. In den folgenden Kapiteln wird unter anderem darauf eingegangen, wie diese Risiken vermindert werden können.</text:p>
      <text:h text:style-name="P61" text:outline-level="2"><text:bookmark-start text:name="__RefHeading__336_1769537256"/>Risiken<text:bookmark-end text:name="__RefHeading__336_1769537256"/></text:h>
      <text:p text:style-name="P36">Folgende Risiken wurden identifiziert:</text:p>
      <table:table table:name="Tabelle3" table:style-name="Tabelle3">
        <table:table-column table:style-name="Tabelle3.A"/>
        <table:table-column table:style-name="Tabelle3.B"/>
        <table:table-header-rows>
          <text:soft-page-break/>
          <table:table-row>
            <table:table-cell table:style-name="Tabelle3.A1" office:value-type="string">
              <text:p text:style-name="Table_20_Heading">Risiko</text:p>
            </table:table-cell>
            <table:table-cell table:style-name="Tabelle3.B1" office:value-type="string">
              <text:p text:style-name="Table_20_Heading">Eintretens-Wahrscheinlichkeit</text:p>
            </table:table-cell>
          </table:table-row>
          <table:table-row>
            <table:table-cell table:style-name="Tabelle3.A2" office:value-type="string">
              <text:p text:style-name="P6">Auftreten von Probleme<text:span text:style-name="T20">n</text:span> wegen fehlender Erfahrung mit JPA / Hibernate (z.B. <text:span text:style-name="T22">i</text:span>nstabile Applikation oder inkonsistente Daten in der Datenbank)</text:p>
            </table:table-cell>
            <table:table-cell table:style-name="Tabelle3.B2" office:value-type="string">
              <text:p text:style-name="Table_20_Contents"><text:span text:style-name="T21">8</text:span>0 %</text:p>
            </table:table-cell>
          </table:table-row>
          <table:table-row>
            <table:table-cell table:style-name="Tabelle3.A2" office:value-type="string">
              <text:p text:style-name="P6">Auftreten von Probleme<text:span text:style-name="T20">n</text:span> wegen fehlender Erfahrung mit GUI-Entwicklung <text:s/>(z.B. Handling vieler Fenster und Dialoge)</text:p>
            </table:table-cell>
            <table:table-cell table:style-name="Tabelle3.B2" office:value-type="string">
              <text:p text:style-name="Table_20_Contents">80 %</text:p>
            </table:table-cell>
          </table:table-row>
          <table:table-row>
            <table:table-cell table:style-name="Tabelle3.A2" office:value-type="string">
              <text:p text:style-name="P7">Auftreten von Problemen wegen fehlender Erfahrung mit der Erstellung und Bearbeitung von Word-Dokumenten aus Java (z.B. Darstellung der Daten)</text:p>
            </table:table-cell>
            <table:table-cell table:style-name="Tabelle3.B2" office:value-type="string">
              <text:p text:style-name="P7">80 %</text:p>
            </table:table-cell>
          </table:table-row>
        </table:table-header-rows>
        <table:table-row>
          <table:table-cell table:style-name="Tabelle3.A2" office:value-type="string">
            <text:p text:style-name="P7">Die Applikation wird iterativ entwickelt. Sie wird laufend durch neue Funktionalität erweitert. Dabei besteht die Gefahr, dass Erweiterungen bereits implementierte Funktionalität beeinträchtigt.</text:p>
          </table:table-cell>
          <table:table-cell table:style-name="Tabelle3.B2" office:value-type="string">
            <text:p text:style-name="P7">80 %</text:p>
          </table:table-cell>
        </table:table-row>
      </table:table>
      <text:p text:style-name="P10">Tabelle <text:sequence text:ref-name="refTable0" text:name="Table" text:formula="ooow:Table+1" style:num-format="1">3.1</text:sequence>: <text:span text:style-name="T19">Risiken</text:span></text:p>
      <text:p text:style-name="P37">Durch die zum Teil fehlenden Kenntnisse besteht die Gefahr, dass <text:span text:style-name="T32">während der Entwicklung oder den Tests unvorhergesehene Probleme auftreten, deren Lösung aufgrund der mangelnden Erfahrung viel Zeit beanspruchen. Zudem benötigt die Wissensaneignung unter Umständen viel Zeit.</text:span></text:p>
      <text:h text:style-name="P61" text:outline-level="2"><text:bookmark-start text:name="__RefHeading__340_1769537256"/>Produktstruktur und Risiken<text:bookmark-end text:name="__RefHeading__340_1769537256"/></text:h>
      <text:p text:style-name="P36">Aufgrund der relativ einfachen Produktstruktur (Rich Client mit Datenbank-Anbindung) sind diesbezüglich keine grösseren Probleme zu erwarten.</text:p>
      <text:h text:style-name="P56" text:outline-level="1"><text:bookmark-start text:name="__RefHeading__600_1351969843"/>Strategie<text:bookmark-end text:name="__RefHeading__600_1351969843"/></text:h>
      <text:h text:style-name="Heading_20_2" text:outline-level="2"><text:bookmark-start text:name="__RefHeading__342_1769537256"/>Für Reviews<text:bookmark-end text:name="__RefHeading__342_1769537256"/></text:h>
      <text:p text:style-name="P13">Die Team-Mitglieder treffen sich einmal wöchentlich zu einem gemeinsamen Arbeitstag. An diesen Treffen werden die Arbeitsergebnisse der letzten Woche besprochen und reviewt. Es wird <text:span text:style-name="T33">vereinbart</text:span>, welche Arbeitsergebnisse (Dokumente, wichtige, zentrale Code-Teile, etc.) durch das <text:span text:style-name="T9">jeweils </text:span>andere Team-Mitglied <text:span text:style-name="T5">in der Folgewoche </text:span>speziell überprüft werden müssen.</text:p>
      <text:p text:style-name="P34">In Code-Reviews soll neben der Korrektheit auch die Wart- und Testbarkeit der Programmteile überprüft werden.</text:p>
      <text:h text:style-name="P61" text:outline-level="2"><text:bookmark-start text:name="__RefHeading__344_1769537256"/>Für Integration<text:bookmark-end text:name="__RefHeading__344_1769537256"/></text:h>
      <text:p text:style-name="P12">Die Realisierung wird nach der agilen Vorgehensweise Scrum durchgeführt. Am Ende eines Sprints werden die Testfälle für die umgesetzten Stories <text:span text:style-name="T5">bzw. Anwendungsfälle </text:span>erarbeitet <text:span text:style-name="T9">und im Rahmen eines Integrationstests durchgeführt</text:span>. Allfällig gefundene <text:span text:style-name="T9">Fehler und Unschönheiten</text:span> <text:span text:style-name="T9">werden nach </text:span><text:soft-page-break/><text:span text:style-name="T9">Möglichkeit sofort korrigiert. Reicht die Zeit für die Behebung des Problems nicht mehr, wird ein </text:span>Product Backlog-<text:span text:style-name="T9">Item erstellt</text:span>. Der Product Owner entscheidet dann, ob <text:span text:style-name="T9">das Problem</text:span> <text:span text:style-name="T9">im</text:span> Folgesprint <text:span text:style-name="T9">gelöst werden soll</text:span>.</text:p>
      <text:p text:style-name="P41">Werden in einem Sprint Programmteile stark überarbeitet, werden betroffene, ausgewählte Testfälle aus den vorherigen Sprints <text:span text:style-name="T18">ein weiteres Mal </text:span>als Regressionstest <text:span text:style-name="T18">durchgeführt</text:span>. <text:span text:style-name="T33">Damit soll sichergestellt werden, dass Erweiterungen der Applikation die bereits implementierte Funktionalität nicht beeinträchtigen.</text:span></text:p>
      <text:p text:style-name="P22">Nach der Realisierungsphase <text:span text:style-name="T8">ist</text:span> ein <text:span text:style-name="T23">weiterer</text:span> <text:span text:style-name="T23">Integrationstest</text:span> vorgesehen, <text:span text:style-name="T23">in dem</text:span> nochmals die in den Sprints umgesetzten Anwendungsfälle auf ihr Zusammenwirken geprüft <text:span text:style-name="T23">werden. So wird sichergestellt, dass erforderliche Funktionalität vollständig umgesetzt wurde und die Navigationspfade durch das System funktionieren.</text:span></text:p>
      <text:h text:style-name="P61" text:outline-level="2"><text:bookmark-start text:name="__RefHeading__346_1769537256"/>Für Tests<text:bookmark-end text:name="__RefHeading__346_1769537256"/></text:h>
      <text:p text:style-name="P19">Für die entwickelten Programmteile (Klassen, Komponenten) werden während der Entwicklung <text:span text:style-name="T22">durch die Entwickler </text:span>Unittests (JUnit) erstellt. <text:span text:style-name="T1">Hauptfokus haben der Persistence- und der Domain-Layer. Die Persistence-Klassen werden mit einer lokalen Testdatenbank getestet, während die Domain-Klassen-Tests die Businesslogik prüfen. In der Regel kann die Businesslogik ohne Datenbank geprüft werden.</text:span></text:p>
      <text:p text:style-name="P40">Mit den Unittests sollen vor allem mögliche Probleme mit dem Umgang mit JPA / Hibernate aufgedeckt werden. Neben der Durchführung der Unittests sollen auch manuelle bzw. visuelle Überprüfungen der Daten in der Datenbank vorgenommen werden, um sicherzustellen, dass keine inkonsistenten oder verwaiste Daten entstehen. <text:span text:style-name="T25">Insbesondere bei Programm-Abbrüchen muss sichergestellt werden, dass die seit dem letzten Commit veränderten Daten zurück gerollt werden und konsistent sind.</text:span></text:p>
      <text:p text:style-name="P42">Ein zweiter wichtiger Pfeiler des Konzepts sind die GUI-Tests. Sie werden manuell durchgeführt: laufend während der Entwicklung durch die Entwickler, durch die Abarbeitung von vordefinierten Testfällen und Regressionstests am Ende der Sprints <text:span text:style-name="T34">sowie</text:span> durch exploratives Testing während <text:span text:style-name="T24">der</text:span> Integrationstests. <text:span text:style-name="T24">Die GUI-Tests sollen sicherstellen, dass </text:span></text:p>
      <text:list xml:id="list6037498394561054407" text:style-name="L2">
        <text:list-item>
          <text:p text:style-name="P53">die Datenbewirtschaftung (erzeugen, modifizieren und löschen von Entitäten) korrekt funktioniert (manuelle bzw. visuelle Überprüfung der Daten in der Datenbank)</text:p>
        </text:list-item>
        <text:list-item>
          <text:p text:style-name="P53">ungültige Eingaben zurückgewiesen werden</text:p>
        </text:list-item>
        <text:list-item>
          <text:p text:style-name="P53">Fehler dem Benutzer angezeigt werden und nicht weitergefahren werden kann</text:p>
        </text:list-item>
        <text:list-item>
          <text:p text:style-name="P53">die Eingabemasken korrekt funktionieren</text:p>
        </text:list-item>
        <text:list-item>
          <text:p text:style-name="P53"><text:soft-page-break/>die Daten nach Modifikationen korrekt angezeigt werden (Refresh)</text:p>
        </text:list-item>
        <text:list-item>
          <text:p text:style-name="P53">das <text:span text:style-name="T34">E</text:span>nablen bzw. <text:span text:style-name="T34">D</text:span>isablen von Buttons korrekt funktioniert</text:p>
        </text:list-item>
        <text:list-item>
          <text:p text:style-name="P53">bei einem unerwarteten Fehler abgebrochen, die veränderten Daten zurück gerollt werden und die Applikation neu initialisiert wird</text:p>
        </text:list-item>
        <text:list-item>
          <text:p text:style-name="P54">im Mehrbenutzerbetrieb die Funktionalität des optimistischen Lockings bei konkurrierenden Zugriffen korrekt funktioniert</text:p>
        </text:list-item>
        <text:list-item>
          <text:p text:style-name="P54">die Darstellung der Daten in erzeugten Word-Dokumenten korrekt ist, insbesondere bei langen Attributwerten</text:p>
        </text:list-item>
      </text:list>
      <text:p text:style-name="P44">Security-Tests sind keine notwendig, da der Datenzugriff ausschliesslich über das gesicherte, interne Netzwerk erfolgt.</text:p>
      <text:p text:style-name="P43">Performance-Tests werden im Rahmen de<text:span text:style-name="T26">r Integrations</text:span>tests durchgeführt (siehe nicht funktionale Anforderungen im Dokument SVM_Anforderungsspezifikation).</text:p>
      <text:h text:style-name="P56" text:outline-level="1"><text:bookmark-start text:name="__RefHeading__612_1351969843"/>Prüfungen<text:bookmark-end text:name="__RefHeading__612_1351969843"/></text:h>
      <text:h text:style-name="P61" text:outline-level="2"><text:bookmark-start text:name="__RefHeading__348_1769537256"/>Prüfgegenstände<text:bookmark-end text:name="__RefHeading__348_1769537256"/></text:h>
      <text:p text:style-name="P21">Prüfgegenstand ist <text:span text:style-name="T34">die</text:span> Applikation „SVM“.</text:p>
      <text:h text:style-name="P61" text:outline-level="2"><text:bookmark-start text:name="__RefHeading__350_1769537256"/>Prüfverfahren und Prüfdimensionen<text:bookmark-end text:name="__RefHeading__350_1769537256"/></text:h>
      <text:p text:style-name="P20"><text:span text:style-name="T1">Die Unittests</text:span> werden durch den Entwickler regelmässig durchgeführt, mindestens vor dem Einchecken von grösseren Erweiterungen oder Anpassungen. Ausserdem <text:span text:style-name="T35">läuft auf einem Server der HSR ein</text:span> Jenkins Continuous Integration Job. <text:span text:style-name="T35">Von diesem werden e</text:span>inmal täglich das im Git-Repository eingecheckte Produkt geb<text:span text:style-name="T18">u</text:span>ildet und <text:span text:style-name="T35">anschliessend </text:span>die Unittests durchgeführt.</text:p>
      <text:p text:style-name="P39">Am Ende eines Sprints <text:span text:style-name="T16">bzw. spätestens im Folgesprint und nach Abschluss der Realisierungsphase </text:span>werden die erarbeiteten Testfälle <text:span text:style-name="T28">und die Regressionstests</text:span> <text:span text:style-name="T28">manuell</text:span> durchgeführt <text:span text:style-name="T28">mit Fokus auf die neu implementierte Funktionalität. </text:span>Die umgesetzten Anwendungsfälle werden auf die Erfüllung der Anforderungen geprüft. <text:span text:style-name="T30">Zusätzlich sollen in diesen Tests die Testziele gemäss den Kapiteln </text:span><text:span text:style-name="T30"><text:bookmark-ref text:reference-format="number" text:ref-name="__RefHeading__344_1769537256">4.2</text:bookmark-ref></text:span><text:span text:style-name="T6"> </text:span><text:span text:style-name="T6"><text:bookmark-ref text:reference-format="text" text:ref-name="__RefHeading__600_1351969843">Strategie</text:bookmark-ref></text:span><text:span text:style-name="T30"> </text:span><text:span text:style-name="T30"><text:bookmark-ref text:reference-format="text" text:ref-name="__RefHeading__344_1769537256">Für Integration</text:bookmark-ref></text:span><text:span text:style-name="T30"> und </text:span><text:span text:style-name="T6"><text:bookmark-ref text:reference-format="number" text:ref-name="__RefHeading__346_1769537256">4.3</text:bookmark-ref></text:span><text:span text:style-name="T6"> </text:span><text:span text:style-name="T6"><text:bookmark-ref text:reference-format="text" text:ref-name="__RefHeading__600_1351969843">Strategie</text:bookmark-ref></text:span><text:span text:style-name="T6"> </text:span><text:span text:style-name="T6"><text:bookmark-ref text:reference-format="text" text:ref-name="__RefHeading__346_1769537256">Für Tests</text:bookmark-ref></text:span><text:span text:style-name="T7"> (GUI-Tests)</text:span><text:span text:style-name="T30"> erreicht werden. Die dazu notwendigen Testfälle werden dokumentiert.</text:span></text:p>
      <text:h text:style-name="P61" text:outline-level="2"><text:bookmark-start text:name="__RefHeading__352_1769537256"/>Abdeckungsgrade<text:bookmark-end text:name="__RefHeading__352_1769537256"/></text:h>
      <text:p text:style-name="P23">Die Unittests sollen vor allem wichtige und zentrale Programmteile prüfen. Die Abdeckung der <text:soft-page-break/>Unittests wird regelmässig durch die Entwickler auf dem Jenkins CI Server überprüft. Wenn nötig werden die Testfälle ergänzt. <text:span text:style-name="T10">GUI-Komponenten (Panels und Controls) werden nicht durch Unittests abgedeckt. Diese werden in den GUI-Tests geprüft.</text:span></text:p>
      <text:p text:style-name="P45">Die <text:span text:style-name="T10">erarbeiteten </text:span>Testfälle <text:span text:style-name="T10">für die Sprint-Abnahme</text:span> sollen positive und negative Funktionstests abdecken. <text:span text:style-name="T31">Wo nötig sollen Grenzwerte in Eingabefeldern speziell überprüft werden.</text:span></text:p>
      <text:h text:style-name="P61" text:outline-level="2"><text:bookmark-start text:name="__RefHeading__354_1769537256"/>Abnahmekriterien<text:bookmark-end text:name="__RefHeading__354_1769537256"/></text:h>
      <text:p text:style-name="P24">Umgesetzte Anwendungsfälle gelten am Ende eines Sprints als abgenommen, wenn die definierten Testfälle erfolgreich durchgeführt w<text:span text:style-name="T18">urden</text:span>. Allfällige Fehler oder Unschönheiten werden dem Product Owner zuhanden des Product Backlog gemeldet.</text:p>
      <text:h text:style-name="P56" text:outline-level="1"><text:bookmark-start text:name="__RefHeading__614_1351969843"/>Testinfrastruktur<text:bookmark-end text:name="__RefHeading__614_1351969843"/></text:h>
      <text:h text:style-name="P61" text:outline-level="2"><text:bookmark-start text:name="__RefHeading__356_1769537256"/>Grundsätzliche Überlegungen<text:bookmark-end text:name="__RefHeading__356_1769537256"/></text:h>
      <text:p text:style-name="P26"><text:span text:style-name="T13">Für die Durchführung der Tests sind die</text:span> Applikation, <text:span text:style-name="T13">der installierte und gestartete MySQL-Server</text:span> <text:span text:style-name="T13">mit der aufgesetzten </text:span>Datenbank <text:span text:style-name="T13">und eine Java Runtime Umgebung (Version 7)</text:span> notwendig.</text:p>
      <text:h text:style-name="P61" text:outline-level="2"><text:bookmark-start text:name="__RefHeading__358_1769537256"/>Testumgebungen, Testgeschirr<text:bookmark-end text:name="__RefHeading__358_1769537256"/></text:h>
      <text:p text:style-name="P23">Die Unittests werden in der Entwicklungsumgebung <text:span text:style-name="T12">implementiert</text:span> und durchgeführt. Die Durchführung erfolgt durch den Entwickler und zusätzlich während des täglichen Builds auf dem Jenkins <text:span text:style-name="T11">CI</text:span> Server. <text:span text:style-name="T11">In der Entwicklungsumgebung und auf dem Jenkins CI Server wird mit einer lokal aufgesetzten MySQL-Datenbank gearbeitet. Für die Sprint-Abnahmetests wird die Entwicklungsumgebung verwendet. Es wird ebenfalls eine lokale MySQL-Datenbank dafür verwendet.</text:span></text:p>
      <text:h text:style-name="P61" text:outline-level="2"><text:bookmark-start text:name="__RefHeading__360_1769537256"/>Anforderungen an Testmittel<text:bookmark-end text:name="__RefHeading__360_1769537256"/></text:h>
      <text:p text:style-name="P27">Die Unittests werden mittels JUnit implementiert und automatisiert durchgeführt.</text:p>
      <text:p text:style-name="P27">Die weiteren <text:span text:style-name="T27">Tests</text:span> werden manuell <text:span text:style-name="T27">durchgeführt</text:span>.</text:p>
      <text:p text:style-name="P28">Es werden keine weiteren <text:span text:style-name="T14">die Tests </text:span>unterstützende<text:span text:style-name="T35">n</text:span> Tools eingesetzt.</text:p>
      <text:h text:style-name="P61" text:outline-level="2"><text:bookmark-start text:name="__RefHeading__362_1769537256"/><text:soft-page-break/>Anforderungen an Testdaten<text:bookmark-end text:name="__RefHeading__362_1769537256"/></text:h>
      <text:p text:style-name="P25">Je nach <text:span text:style-name="T12">den zu testenden </text:span>Anwendungsfällen wird mit einer <text:span text:style-name="T3">anfangs</text:span> leeren Datenbank gearbeitet, oder es wird ein Basisbestand <text:span text:style-name="T17">mit synthetischen</text:span> Daten bereitgestellt, der vor der Testdurchführung geladen wird.</text:p>
      <text:h text:style-name="P56" text:outline-level="1"><text:bookmark-start text:name="__RefHeading__616_1351969843"/>Testnachweise<text:bookmark-end text:name="__RefHeading__616_1351969843"/></text:h>
      <text:h text:style-name="P61" text:outline-level="2"><text:bookmark-start text:name="__RefHeading__364_1769537256"/>Dokumente<text:bookmark-end text:name="__RefHeading__364_1769537256"/></text:h>
      <text:p text:style-name="P14"><text:span text:style-name="T2">Die Testfälle sind in Spreadsheets unter dem Projektverzeichnis doc/14_Qualitaetsmanagement/ dokumentiert. </text:span>Die Durchführung der Testfälle werden in<text:span text:style-name="T2"> Testprotokolle</text:span>n <text:span text:style-name="T2">ebenfalls in Spreadsheets festgehalten.</text:span></text:p>
      <text:h text:style-name="P61" text:outline-level="2"><text:bookmark-start text:name="__RefHeading__366_1769537256"/>Metriken<text:bookmark-end text:name="__RefHeading__366_1769537256"/></text:h>
      <text:p text:style-name="P29">Die Auswertung der Testabdeckung der Unittests wird regelmässig durch die Entwickler auf dem Jenkins CI Server konsultiert. Falls festgestellt wird, dass wichtige Programmteile ungenügend abgedeckt sind, werden entsprechende Unittests ergänzt.</text:p>
      <text:p text:style-name="P30">Die spezifizierten Testfälle <text:span text:style-name="T18">sollen</text:span> während einer Testdurchführung zu 100 % durchgeführt werden. Wird während der Durchführung festgestellt, dass <text:span text:style-name="T15">mehr</text:span> als <text:span text:style-name="T15">2</text:span>0 % der Testfälle nicht korrekt durchgeführt werden können, sind entsprechende Massnahmen <text:span text:style-name="T15">zur Stabilisierung des Systems </text:span>zusammen mit dem Product Owner einzuleiten.</text:p>
      <text:h text:style-name="P56" text:outline-level="1"><text:bookmark-start text:name="__RefHeading__618_1351969843"/>Prozesse<text:bookmark-end text:name="__RefHeading__618_1351969843"/></text:h>
      <text:h text:style-name="P61" text:outline-level="2"><text:bookmark-start text:name="__RefHeading__368_1769537256"/>Reviews<text:bookmark-end text:name="__RefHeading__368_1769537256"/></text:h>
      <text:p text:style-name="P31">Die Reviewergebnisse werden, ausser bei offiziellen Reviews, nicht speziell festgehalten. Allfällige grössere Folgeaktivitäten oder Massnahmen werden in den Product Backlog aufgenommen und mit dem Product Owner besprochen.</text:p>
      <text:h text:style-name="P61" text:outline-level="2"><text:bookmark-start text:name="__RefHeading__372_1769537256"/>Fehler erfassen und verfolgen<text:bookmark-end text:name="__RefHeading__372_1769537256"/></text:h>
      <text:p text:style-name="P32"><text:span text:style-name="T18">D</text:span>ie in der Realisierungsphase in den Sprints festgestellten Fehler werden wenn möglich im aktuellen Sprint <text:span text:style-name="T35">korrigiert</text:span>. Ist dies nicht möglich, werden Product Backlog Items zuhanden des Product Owners erstellt, die dann nach dessen Priorisierung in einen Folgesprint einfliessen.</text:p>
      <text:p text:style-name="P33">Für Fehler, die <text:span text:style-name="T29">während der Realisierungsphase nicht mehr korrigiert werden können, oder </text:span>nach der <text:soft-page-break/>Realisierungsphase gefunden werden, werden zu ihrer Nachvollziehbarkeit Defects im <text:span text:style-name="T28">Spreadsheet doc/14_Qualitaetsmanagement/SVM_Incidents</text:span> erfas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cm" table:align="margins" fo:keep-with-next="always"/>
    </style:style>
    <style:style style:name="Tabelle2.A" style:family="table-column">
      <style:table-column-properties style:column-width="3cm" style:rel-column-width="11566*"/>
    </style:style>
    <style:style style:name="Tabelle2.B" style:family="table-column">
      <style:table-column-properties style:column-width="11.001cm" style:rel-column-width="42409*"/>
    </style:style>
    <style:style style:name="Tabelle2.C" style:family="table-column">
      <style:table-column-properties style:column-width="2.999cm" style:rel-column-width="11560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officeooo:rsid="0002482c" officeooo:paragraph-rsid="0002482c"/>
    </style:style>
    <style:style style:name="MP2" style:family="paragraph" style:parent-style-name="Table_20_Contents">
      <style:paragraph-properties fo:text-align="end" style:justify-single-word="false"/>
      <style:text-properties officeooo:rsid="0002482c" officeooo:paragraph-rsid="0002482c"/>
    </style:style>
    <style:style style:name="MP3" style:family="paragraph" style:parent-style-name="Table">
      <style:text-properties fo:font-size="6pt" style:font-size-asian="5.25pt" style:font-size-complex="6pt"/>
    </style:style>
    <style:style style:name="MP4" style:family="paragraph" style:parent-style-name="Footer">
      <style:text-properties officeooo:rsid="00042183" officeooo:paragraph-rsid="00042183"/>
    </style:style>
    <style:style style:name="MT1" style:family="text">
      <style:text-properties officeooo:rsid="005308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Table_20_Contents"/>
            </table:table-cell>
            <table:table-cell table:style-name="Tabelle2.A1" office:value-type="string">
              <text:p text:style-name="MP1">Masterarbeit</text:p>
              <text:p text:style-name="MP1">SVM Schüler-Verwaltung Metzenthin</text:p>
            </table:table-cell>
            <table:table-cell table:style-name="Tabelle2.C1" office:value-type="string">
              <text:p text:style-name="MP2">Seite <text:page-number text:select-page="current">10</text:page-number> von <text:page-count>10</text:page-count></text:p>
            </table:table-cell>
          </table:table-row>
        </table:table>
        <text:p text:style-name="MP3"/>
      </style:header>
      <style:footer>
        <text:p text:style-name="MP4">Dokument: <text:file-name text:display="name">SVM_Testkonzept</text:file-name><text:tab/>Version: <text:span text:style-name="MT1">1.00</text:span><text:tab/>Datum: <text:date style:data-style-name="N36" text:date-value="2015-08-23T15:39:21.197655927">23.08.2015</text:date></text:p>
        <text:p text:style-name="MP4"><text:tab/>Status: <text:span text:style-name="MT1">final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18:31:01.069079082</meta:creation-date>
    <meta:generator>LibreOffice/4.2.8.2$Linux_X86_64 LibreOffice_project/420m0$Build-2</meta:generator>
    <dc:date>2015-08-23T15:39:21.090780302</dc:date>
    <meta:editing-duration>PT6H18M23S</meta:editing-duration>
    <meta:editing-cycles>75</meta:editing-cycles>
    <meta:print-date>2015-08-22T10:32:42.704700525</meta:print-date>
    <meta:document-statistic meta:table-count="3" meta:image-count="0" meta:object-count="0" meta:page-count="10" meta:paragraph-count="148" meta:word-count="1496" meta:character-count="11653" meta:non-whitespace-character-count="10342"/>
  </office:meta>
</office:document-meta>
</file>